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runching Knowledge</text:p>
      <text:p text:style-name="Text_20_body">Al realizar un modelo de dominio se deben tener en cuenta varios conceptos o prácticas para lograr un efectivo modelo. </text:p>
      <text:p text:style-name="Text_20_body">Uno de los más importantes, que logra un exitoso modelo de dominio y además hace que se produzca una buena base para seguir con el proyecto es que se junten y dialoguen o realicen brainstorming los programadores con los expertos del dominio. </text:p>
      <text:p text:style-name="Text_20_body">Pegado a esta práctica, viene el aprendizaje continuo. Este hace efectivo el conocimiento de los temas tanto para el programador como para el experto del dominio.</text:p>
      <text:p text:style-name="Text_20_body">Es muy importante la abstracción del modelo, ya que podría implementarse en el futuro algunas mejoras que le puedan llegar a ocurrir al experto del dominio respecto al tema.</text:p>
      <text:p text:style-name="Text_20_body">Si el modelo de dominio tiene aplicada estas 3 prácticas, resultará ser uno exitoso. </text:p>
      <text:p text:style-name="Text_20_body">Con respecto al lenguaje de programación, estos 3 conceptos si bien pueden aplicarse para cualquier lenguaje, es mucho más efectivo aplicado a uno orientado a objetos. Con respecto a la metodología, estos conceptos pueden aplicarse claramente en la el método Agile donde <text:s/>enfatizan las comunicaciones cara a cara en vez de la documentació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9T17:51:18</meta:creation-date>
    <dc:date>2012-09-09T17:53:42</dc:date>
    <meta:editing-duration>P0D</meta:editing-duration>
    <meta:editing-cycles>1</meta:editing-cycles>
    <meta:document-statistic meta:table-count="0" meta:image-count="0" meta:object-count="0" meta:page-count="1" meta:paragraph-count="7" meta:word-count="186" meta:character-count="1141" meta:non-whitespace-character-count="957"/>
    <meta:generator>LibreOffice/3.5$Linux_X86_64 LibreOffice_project/350m1$Build-2</meta:generator>
  </office:meta>
</office:document-meta>
</file>